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solid" draw:fill-color="#e6e6ff" draw:textarea-horizontal-align="center" draw:textarea-vertical-align="middle"/>
    </style:style>
    <style:style style:name="gr2" style:family="graphic" style:parent-style-name="standard">
      <style:graphic-properties draw:fill="solid" draw:fill-color="#c0c0c0" draw:textarea-horizontal-align="justify" draw:textarea-vertical-align="middle" draw:auto-grow-height="false" fo:min-height="0cm" fo:min-width="0cm" draw:shadow="hidden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fill="solid" draw:fill-color="#666666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fill="solid" draw:fill-color="#33cc66" draw:textarea-horizontal-align="center" draw:textarea-vertical-align="middle"/>
    </style:style>
    <style:style style:name="gr6" style:family="graphic" style:parent-style-name="standard">
      <style:graphic-properties draw:fill="solid" draw:fill-color="#9966cc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fill="solid" draw:fill-color="#9966cc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4cm" fo:min-width="3.2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.778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text-align="center"/>
      <style:text-properties fo:font-size="10pt"/>
    </style:style>
    <style:style style:name="P4" style:family="paragraph">
      <style:paragraph-properties fo:margin-left="0cm" fo:margin-right="0cm" fo:text-align="center" fo:text-indent="0cm"/>
      <style:text-properties fo:font-size="10pt"/>
    </style:style>
    <style:style style:name="P5" style:family="paragraph">
      <style:paragraph-properties fo:margin-left="0cm" fo:margin-right="0cm" fo:text-indent="0cm"/>
    </style:style>
    <style:style style:name="P6" style:family="paragraph">
      <style:text-properties fo:font-size="10pt"/>
    </style:style>
    <style:style style:name="P7" style:family="paragraph">
      <style:paragraph-properties fo:margin-left="0cm" fo:margin-right="0cm" fo:text-indent="0cm"/>
      <style:text-properties fo:font-size="10pt"/>
    </style:style>
    <style:style style:name="T1" style:family="text">
      <style:text-properties fo:font-size="1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rect draw:style-name="gr1" draw:text-style-name="P1" draw:layer="layout" svg:width="11.161cm" svg:height="5.775cm" svg:x="5.938cm" svg:y="0.547cm">
          <text:p text:style-name="P5"/>
        </draw:rect>
        <draw:g draw:id="id1">
          <draw:custom-shape draw:style-name="gr2" draw:text-style-name="P3" draw:layer="layout" svg:width="1.089cm" svg:height="1.257cm" svg:x="0.347cm" svg:y="3.124cm">
            <text:p text:style-name="P2"><text:span text:style-name="T1">Input</text:span></text:p>
            <text:p text:style-name="P2"><text:span text:style-name="T1">term</text:span></text:p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</draw:g>
        <draw:connector draw:style-name="gr3" draw:text-style-name="P1" draw:layer="layout" draw:type="line" svg:x1="1.436cm" svg:y1="3.752cm" svg:x2="2.1cm" svg:y2="3.752cm" draw:start-shape="id1" draw:start-glue-point="1">
          <text:p text:style-name="P5"/>
        </draw:connector>
        <draw:custom-shape draw:style-name="gr4" draw:text-style-name="P1" draw:id="id3" draw:layer="layout" svg:width="1.415cm" svg:height="1.499cm" svg:x="4.267cm" svg:y="3.017cm">
          <text:p text:style-name="P5"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3" draw:text-style-name="P1" draw:layer="layout" draw:type="line" svg:x1="3.888cm" svg:y1="3.746cm" svg:x2="4.62cm" svg:y2="3.766cm" draw:start-shape="id2" draw:start-glue-point="1" draw:end-shape="id3" draw:end-glue-point="5">
          <text:p text:style-name="P5"/>
        </draw:connector>
        <draw:rect draw:style-name="gr5" draw:text-style-name="P3" draw:id="id2" draw:layer="layout" svg:width="1.745cm" svg:height="0.646cm" svg:x="2.143cm" svg:y="3.423cm">
          <text:p text:style-name="P2"><text:span text:style-name="T1">Parser</text:span></text:p>
        </draw:rect>
        <draw:custom-shape draw:style-name="gr6" draw:text-style-name="P4" draw:id="id15" draw:layer="layout" svg:width="2.033cm" svg:height="1.364cm" svg:x="10.145cm" svg:y="0.835cm">
          <text:p text:style-name="P2"><text:span text:style-name="T1">Default</text:span></text:p>
          <text:p text:style-name="P2"><text:span text:style-name="T1">formatting</text:span></text:p>
          <text:p text:style-name="P2"><text:span text:style-name="T1">rules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6" draw:text-style-name="P4" draw:id="id12" draw:layer="layout" svg:width="2.718cm" svg:height="1.364cm" svg:x="6.011cm" svg:y="0.85cm">
          <text:p text:style-name="P2"><text:span text:style-name="T1">User-defined</text:span></text:p>
          <text:p text:style-name="P2"><text:span text:style-name="T1">formatting</text:span></text:p>
          <text:p text:style-name="P2"><text:span text:style-name="T1">rules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rect draw:style-name="gr7" draw:text-style-name="P3" draw:id="id11" draw:layer="layout" svg:width="1.401cm" svg:height="1.592cm" svg:x="6.67cm" svg:y="2.972cm">
          <text:p text:style-name="P2"><text:span text:style-name="T1">Apply</text:span></text:p>
          <text:p text:style-name="P2"><text:span text:style-name="T1">user-</text:span></text:p>
          <text:p text:style-name="P2"><text:span text:style-name="T1">defined</text:span></text:p>
          <text:p text:style-name="P2"><text:span text:style-name="T1">rules</text:span></text:p>
        </draw:rect>
        <draw:custom-shape draw:style-name="gr4" draw:text-style-name="P1" draw:id="id6" draw:layer="layout" svg:width="1.819cm" svg:height="1.499cm" svg:x="12.097cm" svg:y="3.018cm">
          <text:p text:style-name="P5"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8" draw:text-style-name="P5" draw:layer="layout" svg:width="3.72cm" svg:height="1.264cm" svg:x="9.652cm" svg:y="5.499cm">
          <draw:text-box>
            <text:p text:style-name="P5">Pandora</text:p>
          </draw:text-box>
        </draw:frame>
        <draw:frame draw:style-name="gr9" draw:text-style-name="P6" draw:layer="layout" svg:width="2.085cm" svg:height="0.645cm" svg:x="3.944cm" svg:y="4.453cm">
          <draw:text-box>
            <text:p text:style-name="P2"><text:span text:style-name="T1">parse tree</text:span></text:p>
          </draw:text-box>
        </draw:frame>
        <draw:frame draw:style-name="gr10" draw:text-style-name="P7" draw:layer="layout" svg:width="2.278cm" svg:height="0.645cm" svg:x="12.157cm" svg:y="4.439cm">
          <draw:text-box>
            <text:p text:style-name="P5"><text:span text:style-name="T1">box tree</text:span></text:p>
          </draw:text-box>
        </draw:frame>
        <draw:custom-shape draw:style-name="gr2" draw:text-style-name="P3" draw:id="id5" draw:layer="layout" svg:width="1.4cm" svg:height="0.715cm" svg:x="17.846cm" svg:y="3.009cm">
          <text:p text:style-name="P2"><text:span text:style-name="T1">HTML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3" draw:text-style-name="P1" draw:layer="layout" draw:type="line" svg:x1="16.688cm" svg:y1="3.364cm" svg:x2="17.846cm" svg:y2="3.366cm" draw:start-shape="id4" draw:start-glue-point="1" draw:end-shape="id5" draw:end-glue-point="5">
          <text:p text:style-name="P5"/>
        </draw:connector>
        <draw:rect draw:style-name="gr7" draw:text-style-name="P3" draw:id="id4" draw:layer="layout" svg:width="2.527cm" svg:height="0.564cm" svg:x="14.161cm" svg:y="3.082cm">
          <text:p text:style-name="P2"><text:span text:style-name="T1">box2html</text:span></text:p>
        </draw:rect>
        <draw:connector draw:style-name="gr3" draw:text-style-name="P1" draw:layer="layout" draw:type="line" svg:x1="13.461cm" svg:y1="3.767cm" svg:x2="14.161cm" svg:y2="3.364cm" draw:start-shape="id6" draw:start-glue-point="9" draw:end-shape="id4" draw:end-glue-point="3">
          <text:p text:style-name="P5"/>
        </draw:connector>
        <draw:custom-shape draw:style-name="gr2" draw:text-style-name="P3" draw:id="id8" draw:layer="layout" svg:width="1.4cm" svg:height="0.784cm" svg:x="17.846cm" svg:y="2.09cm">
          <text:p text:style-name="P2"><text:span text:style-name="T1">Text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3" draw:text-style-name="P1" draw:layer="layout" draw:type="line" svg:x1="16.688cm" svg:y1="2.471cm" svg:x2="17.846cm" svg:y2="2.481cm" draw:start-shape="id7" draw:start-glue-point="1" draw:end-shape="id8" draw:end-glue-point="5">
          <text:p text:style-name="P5"/>
        </draw:connector>
        <draw:rect draw:style-name="gr7" draw:text-style-name="P3" draw:id="id7" draw:layer="layout" svg:width="2.527cm" svg:height="0.564cm" svg:x="14.161cm" svg:y="2.189cm">
          <text:p text:style-name="P2"><text:span text:style-name="T1">box2text</text:span></text:p>
        </draw:rect>
        <draw:connector draw:style-name="gr3" draw:text-style-name="P1" draw:layer="layout" draw:type="line" svg:x1="13.461cm" svg:y1="3.767cm" svg:x2="14.161cm" svg:y2="2.471cm" draw:start-shape="id6" draw:start-glue-point="9" draw:end-shape="id7" draw:end-glue-point="3">
          <text:p text:style-name="P5"/>
        </draw:connector>
        <draw:rect draw:style-name="gr7" draw:text-style-name="P3" draw:id="id9" draw:layer="layout" svg:width="2.527cm" svg:height="0.564cm" svg:x="14.161cm" svg:y="3.977cm">
          <text:p text:style-name="P2"><text:span text:style-name="T1">box2pdf</text:span></text:p>
        </draw:rect>
        <draw:connector draw:style-name="gr3" draw:text-style-name="P1" draw:layer="layout" draw:type="line" svg:x1="13.461cm" svg:y1="3.767cm" svg:x2="14.161cm" svg:y2="4.259cm" draw:start-shape="id6" draw:start-glue-point="9" draw:end-shape="id9" draw:end-glue-point="3">
          <text:p text:style-name="P5"/>
        </draw:connector>
        <draw:custom-shape draw:style-name="gr2" draw:text-style-name="P3" draw:id="id10" draw:layer="layout" svg:width="1.4cm" svg:height="0.84cm" svg:x="17.846cm" svg:y="3.848cm">
          <text:p text:style-name="P2"><text:span text:style-name="T1">PDF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3" draw:text-style-name="P1" draw:layer="layout" draw:type="line" svg:x1="16.688cm" svg:y1="4.259cm" svg:x2="17.846cm" svg:y2="4.267cm" draw:start-shape="id9" draw:start-glue-point="1" draw:end-shape="id10" draw:end-glue-point="5">
          <text:p text:style-name="P5"/>
        </draw:connector>
        <draw:custom-shape draw:style-name="gr4" draw:text-style-name="P1" draw:id="id13" draw:layer="layout" svg:width="1.819cm" svg:height="1.499cm" svg:x="8.33cm" svg:y="3.006cm">
          <text:p text:style-name="P5"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9" draw:text-style-name="P6" draw:layer="layout" svg:width="2.208cm" svg:height="1.039cm" svg:x="8.165cm" svg:y="4.372cm">
          <draw:text-box>
            <text:p text:style-name="P2"><text:span text:style-name="T1">hybrid box/</text:span></text:p>
            <text:p text:style-name="P2"><text:span text:style-name="T1">parse tree</text:span></text:p>
          </draw:text-box>
        </draw:frame>
        <draw:rect draw:style-name="gr7" draw:text-style-name="P3" draw:id="id14" draw:layer="layout" svg:width="1.401cm" svg:height="1.274cm" svg:x="10.45cm" svg:y="3.124cm">
          <text:p text:style-name="P2"><text:span text:style-name="T1">Apply</text:span></text:p>
          <text:p text:style-name="P2"><text:span text:style-name="T1">default</text:span></text:p>
          <text:p text:style-name="P2"><text:span text:style-name="T1">rules</text:span></text:p>
        </draw:rect>
        <draw:connector draw:style-name="gr3" draw:text-style-name="P1" draw:layer="layout" draw:type="line" svg:x1="5.328cm" svg:y1="3.766cm" svg:x2="6.67cm" svg:y2="3.768cm" draw:start-shape="id3" draw:start-glue-point="9" draw:end-shape="id11">
          <text:p text:style-name="P5"/>
        </draw:connector>
        <draw:connector draw:style-name="gr3" draw:text-style-name="P1" draw:layer="layout" draw:type="line" svg:x1="7.37cm" svg:y1="2.214cm" svg:x2="7.37cm" svg:y2="2.972cm" draw:start-shape="id12" draw:start-glue-point="2" draw:end-shape="id11" draw:end-glue-point="0">
          <text:p text:style-name="P5"/>
        </draw:connector>
        <draw:connector draw:style-name="gr3" draw:text-style-name="P1" draw:layer="layout" draw:type="line" svg:x1="8.071cm" svg:y1="3.768cm" svg:x2="8.784cm" svg:y2="3.755cm" draw:start-shape="id11" draw:start-glue-point="1" draw:end-shape="id13" draw:end-glue-point="5">
          <text:p text:style-name="P5"/>
        </draw:connector>
        <draw:connector draw:style-name="gr3" draw:text-style-name="P1" draw:layer="layout" draw:type="line" svg:x1="9.694cm" svg:y1="3.755cm" svg:x2="10.45cm" svg:y2="3.761cm" draw:start-shape="id13" draw:start-glue-point="9" draw:end-shape="id14" draw:end-glue-point="3">
          <text:p text:style-name="P5"/>
        </draw:connector>
        <draw:connector draw:style-name="gr3" draw:text-style-name="P1" draw:layer="layout" draw:type="line" svg:x1="11.851cm" svg:y1="3.761cm" svg:x2="12.551cm" svg:y2="3.767cm" draw:start-shape="id14" draw:end-shape="id6" draw:end-glue-point="5">
          <text:p text:style-name="P5"/>
        </draw:connector>
        <draw:connector draw:style-name="gr3" draw:text-style-name="P1" draw:layer="layout" draw:type="line" svg:x1="11.161cm" svg:y1="2.199cm" svg:x2="11.15cm" svg:y2="3.124cm" draw:start-shape="id15" draw:end-shape="id14" draw:end-glue-point="0">
          <text:p text:style-name="P5"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Albany AMT'" style:font-pitch-asian="variable" style:font-size-asian="24pt" style:language-asian="none" style:country-asian="none" style:font-family-complex="Lucidasans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Albany AMT'" style:font-pitch-asian="variable" style:font-size-asian="18pt" style:font-style-asian="normal" style:font-weight-asian="normal" style:font-family-complex="Lucidasans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.313cm" fo:margin-bottom="1.309cm" fo:margin-left="0.347cm" fo:margin-right="0.394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$Build-8825</meta:generator>
    <meta:creation-date>2006-09-30T23:40:27</meta:creation-date>
    <dc:date>2007-03-11T15:41:19</dc:date>
    <dc:language>en-US</dc:language>
    <meta:editing-cycles>19</meta:editing-cycles>
    <meta:editing-duration>P1DT3H17M12S</meta:editing-duration>
    <meta:user-defined meta:name="Info 1"/>
    <meta:user-defined meta:name="Info 2"/>
    <meta:user-defined meta:name="Info 3"/>
    <meta:user-defined meta:name="Info 4"/>
    <meta:document-statistic meta:object-count="35"/>
  </office:meta>
</office:document-meta>
</file>